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Heading2">
      <style:text-properties officeooo:paragraph-rsid="00582c50"/>
    </style:style>
    <style:style style:name="P6" style:family="paragraph" style:parent-style-name="Text_20_body">
      <style:text-properties officeooo:paragraph-rsid="00567be6"/>
    </style:style>
    <style:style style:name="P7" style:family="paragraph" style:parent-style-name="Text_20_body">
      <style:text-properties officeooo:rsid="00571b99" officeooo:paragraph-rsid="00582c50"/>
    </style:style>
    <style:style style:name="P8" style:family="paragraph" style:parent-style-name="Text_20_body">
      <style:text-properties officeooo:rsid="0056d1a0" officeooo:paragraph-rsid="00582c50"/>
    </style:style>
    <style:style style:name="P9" style:family="paragraph" style:parent-style-name="Text_20_body">
      <style:text-properties officeooo:paragraph-rsid="00582c50"/>
    </style:style>
    <style:style style:name="P10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1" style:family="paragraph" style:parent-style-name="DocHeading1">
      <style:text-properties officeooo:rsid="0051a912" officeooo:paragraph-rsid="00567be6"/>
    </style:style>
    <style:style style:name="P12" style:family="paragraph" style:parent-style-name="DocHeading1">
      <style:text-properties officeooo:paragraph-rsid="00567be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7be6"/>
    </style:style>
    <style:style style:name="T4" style:family="text">
      <style:text-properties officeooo:rsid="00582c50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0"><text:title>Program Inputs</text:title></text:p>
      <text:h text:style-name="P11" text:outline-level="1"><text:span text:style-name="T3">Introduction</text:span></text:h>
      <text:p text:style-name="P6"><text:span text:style-name="T3"/></text:p>
      <text:p text:style-name="P6"><text:span text:style-name="T3"/></text:p>
      <text:h text:style-name="P12" text:outline-level="1"><text:span text:style-name="T3">Input Syntax and Organization</text:span></text:h>
      <text:p text:style-name="P8">The user interface consists of text files, with all files following a specific directory structure and file naming convention. <text:s/></text:p>
      <text:p text:style-name="P7">\subpage U04-0010.0003: <text:s/>Directory structure explained.</text:p>
      <text:p text:style-name="P7"><text:span text:style-name="T3">\subpage U04-0010.0002: <text:s/>Input syntax explained.</text:span></text:p>
      <text:p text:style-name="P6"><text:span text:style-name="T3"/></text:p>
      <text:h text:style-name="P12" text:outline-level="1"><text:span text:style-name="T3">Input Contents</text:span></text:h>
      <text:p text:style-name="P9"><text:span text:style-name="T4">The inputs are organized according to the file they get used it.</text:span></text:p>
      <text:p text:style-name="P9"><text:span text:style-name="T4"/></text:p>
      <text:h text:style-name="P5" text:outline-level="2"><text:span text:style-name="T4">Control.in</text:span></text:h>
      <text:p text:style-name="P9"><text:span text:style-name="T4"/></text:p>
      <text:h text:style-name="P5" text:outline-level="2"><text:span text:style-name="T4">Seaenv.in</text:span></text:h>
      <text:p text:style-name="P9"><text:span text:style-name="T4"/></text:p>
      <text:h text:style-name="P5" text:outline-level="2"><text:span text:style-name="T4">Forces.in</text:span></text:h>
      <text:p text:style-name="P9"><text:span text:style-name="T4"/></text:p>
      <text:h text:style-name="P5" text:outline-level="2"><text:span text:style-name="T4">Data.in</text:span></text:h>
      <text:p text:style-name="P9"><text:span text:style-name="T4"/></text:p>
      <text:h text:style-name="P5" text:outline-level="2"><text:soft-page-break/><text:span text:style-name="T4">Bodies.in</text:span></text:h>
      <text:p text:style-name="P9"><text:span text:style-name="T4"/></text:p>
      <text:h text:style-name="P5" text:outline-level="2"><text:span text:style-name="T4">Outputs.i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20_inputs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2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5:45:25</meta:creation-date>
    <meta:editing-cycles>4</meta:editing-cycles>
    <meta:editing-duration>PT28M12S</meta:editing-duration>
    <dc:description>Description of program inputs</dc:description>
    <dc:subject>U04-0020</dc:subject>
    <dc:title>Program Inputs</dc:title>
    <dc:date>2014-04-21T16:59:51</dc:date>
    <meta:document-statistic meta:table-count="0" meta:image-count="0" meta:object-count="0" meta:page-count="2" meta:paragraph-count="18" meta:word-count="74" meta:character-count="545" meta:non-whitespace-character-count="486"/>
    <meta:user-defined meta:name="Info 1"/>
    <meta:user-defined meta:name="Info 2"/>
    <meta:user-defined meta:name="Info 3"/>
    <meta:user-defined meta:name="Info 4"/>
  </office:meta>
</office:document-meta>
</file>